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OpenSymbol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3dc1a3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1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213de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rsid="0044435b" officeooo:paragraph-rsid="0044435b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line-height="125%" fo:text-align="center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style:font-name="Calibri"/>
    </style:style>
    <style:style style:name="P23" style:family="paragraph" style:parent-style-name="Standard">
      <style:text-properties style:font-name="Calibri" officeooo:paragraph-rsid="0039b612"/>
    </style:style>
    <style:style style:name="P24" style:family="paragraph" style:parent-style-name="Standard">
      <style:text-properties style:font-name="Calibri" officeooo:rsid="0039b612" officeooo:paragraph-rsid="0039b612"/>
    </style:style>
    <style:style style:name="P25" style:family="paragraph" style:parent-style-name="Standard">
      <style:text-properties style:font-name="Calibri" officeooo:rsid="0021ace1" officeooo:paragraph-rsid="0039b612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9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3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3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padding="0in" fo:border="none"/>
    </style:style>
    <style:style style:name="P3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1" style:font-size-asian="10pt" style:font-name-complex="Tahoma1" style:font-size-complex="10pt"/>
    </style:style>
    <style:style style:name="P3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f349b" officeooo:paragraph-rsid="003f349b" style:font-name-asian="Tahoma1" style:font-size-asian="10pt" style:font-name-complex="Tahoma1" style:font-size-complex="10pt"/>
    </style:style>
    <style:style style:name="P3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0337a" officeooo:paragraph-rsid="0040337a" style:font-name-asian="Tahoma1" style:font-size-asian="10pt" style:font-name-complex="Tahoma1" style:font-size-complex="10pt"/>
    </style:style>
    <style:style style:name="P3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3f349b" style:font-name-asian="Tahoma1" style:font-size-asian="10pt" style:font-name-complex="Tahoma1" style:font-size-complex="10pt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40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41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42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4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4435b" officeooo:paragraph-rsid="00463757" style:font-name-asian="Tahoma1" style:font-size-asian="10pt" style:font-name-complex="Tahoma1" style:font-size-complex="10pt"/>
    </style:style>
    <style:style style:name="T1" style:family="text">
      <style:text-properties officeooo:rsid="003d3400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aeadc" style:font-name-asian="Tahoma1" style:font-size-asian="10pt" style:font-name-complex="Tahoma1" style:font-size-complex="10pt"/>
    </style:style>
    <style:style style:name="T9" style:family="text">
      <style:text-properties style:font-name="Tahoma" fo:language="ca" fo:country="ES" style:font-name-asian="Tahoma1" style:font-name-complex="Tahoma1"/>
    </style:style>
    <style:style style:name="T10" style:family="text">
      <style:text-properties style:font-name="Tahoma" fo:language="ca" fo:country="ES" officeooo:rsid="002e3cfe" style:font-name-asian="Tahoma1" style:font-name-complex="Tahoma1"/>
    </style:style>
    <style:style style:name="T11" style:family="text">
      <style:text-properties style:font-name="Tahoma" fo:language="ca" fo:country="ES" officeooo:rsid="003f349b" style:font-name-asian="Tahoma1" style:font-name-complex="Tahoma1"/>
    </style:style>
    <style:style style:name="T12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7" style:family="text">
      <style:text-properties fo:color="#000000" fo:font-size="11pt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1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86ad" style:font-weight-asian="normal" style:font-weight-complex="normal"/>
    </style:style>
    <style:style style:name="T24" style:family="text">
      <style:text-properties fo:font-weight="normal" officeooo:rsid="0041894e" style:font-weight-asian="normal" style:font-weight-complex="normal"/>
    </style:style>
    <style:style style:name="T25" style:family="text">
      <style:text-properties fo:font-weight="normal" officeooo:rsid="00383ec7" style:font-weight-asian="normal" style:font-weight-complex="normal"/>
    </style:style>
    <style:style style:name="T26" style:family="text">
      <style:text-properties officeooo:rsid="0021ace1"/>
    </style:style>
    <style:style style:name="T27" style:family="text">
      <style:text-properties officeooo:rsid="002a2645"/>
    </style:style>
    <style:style style:name="T28" style:family="text">
      <style:text-properties officeooo:rsid="002c6b09"/>
    </style:style>
    <style:style style:name="T29" style:family="text">
      <style:text-properties officeooo:rsid="002ce1d2"/>
    </style:style>
    <style:style style:name="T30" style:family="text">
      <style:text-properties officeooo:rsid="002e3cfe"/>
    </style:style>
    <style:style style:name="T31" style:family="text">
      <style:text-properties officeooo:rsid="002fe223"/>
    </style:style>
    <style:style style:name="T32" style:family="text">
      <style:text-properties officeooo:rsid="0030ca59"/>
    </style:style>
    <style:style style:name="T33" style:family="text">
      <style:text-properties officeooo:rsid="007b00d3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name-asian="Tahoma1" style:font-size-asian="11pt" style:font-name-complex="Tahoma1" style:font-size-complex="11pt"/>
    </style:style>
    <style:style style:name="T36" style:family="text">
      <style:text-properties fo:font-size="11pt" officeooo:rsid="008764b0" style:font-name-asian="Tahoma1" style:font-size-asian="11pt" style:font-name-complex="Tahoma1" style:font-size-complex="11pt"/>
    </style:style>
    <style:style style:name="T37" style:family="text">
      <style:text-properties fo:font-size="11pt" officeooo:rsid="00873e60" style:font-name-asian="Tahoma1" style:font-size-asian="11pt" style:font-name-complex="Tahoma1" style:font-size-complex="11pt"/>
    </style:style>
    <style:style style:name="T38" style:family="text">
      <style:text-properties fo:font-size="11pt" officeooo:rsid="0039b612" style:font-name-asian="Tahoma1" style:font-size-asian="11pt" style:font-name-complex="Tahoma1" style:font-size-complex="11pt"/>
    </style:style>
    <style:style style:name="T39" style:family="text">
      <style:text-properties officeooo:rsid="0085d218"/>
    </style:style>
    <style:style style:name="T40" style:family="text">
      <style:text-properties officeooo:rsid="0088995f"/>
    </style:style>
    <style:style style:name="T41" style:family="text">
      <style:text-properties officeooo:rsid="0039b612"/>
    </style:style>
    <style:style style:name="T42" style:family="text">
      <style:text-properties officeooo:rsid="0039c4ba"/>
    </style:style>
    <style:style style:name="T43" style:family="text">
      <style:text-properties officeooo:rsid="003bfa8a"/>
    </style:style>
    <style:style style:name="T44" style:family="text">
      <style:text-properties officeooo:rsid="003dc1a3"/>
    </style:style>
    <style:style style:name="T45" style:family="text">
      <style:text-properties officeooo:rsid="003f349b"/>
    </style:style>
    <style:style style:name="T46" style:family="text">
      <style:text-properties officeooo:rsid="00463757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6">MÒDUL:<text:span text:style-name="T22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text:span text:style-name="T15">F</text:span><text:span text:style-name="T13">rigorífi</text:span><text:span text:style-name="T14">ques</text:span></text:p>
            <text:p text:style-name="P29"><text:span text:style-name="T24">i</text:span><text:span text:style-name="T23"> </text:span><text:span text:style-name="T25">S</text:span><text:span text:style-name="T23">istem</text:span><text:span text:style-name="T24">e</text:span><text:span text:style-name="T23">s de </text:span><text:span text:style-name="T25">C</text:span><text:span text:style-name="T23">limatizació </text:span><text:span text:style-name="T24">en</text:span><text:span text:style-name="T23"> </text:span><text:span text:style-name="T25">V</text:span><text:span text:style-name="T24">aixells</text:span><text:span text:style-name="T23"> </text:span><text:span text:style-name="T24">i</text:span><text:span text:style-name="T23"> </text:span><text:span text:style-name="T25">E</text:span><text:span text:style-name="T23">mbarcacion</text:span><text:span text:style-name="T24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6088366013833329334" text:style-name="WWNum1">
        <text:list-item>
          <text:p text:style-name="P40">Continguts del mòdul i temporització:</text:p>
        </text:list-item>
      </text:list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BLOC DE CONTINGUTS</text:p>
          </table:table-cell>
          <table:table-cell table:style-name="Tabla2.A1" office:value-type="string">
            <text:p text:style-name="P15">UNITAT DIDÀCTICA</text:p>
          </table:table-cell>
          <table:table-cell table:style-name="Tabla2.C1" office:value-type="string">
            <text:p text:style-name="P15">AVAL.</text:p>
          </table:table-cell>
          <table:table-cell table:style-name="Tabla2.D1" office:value-type="string">
            <text:p text:style-name="P15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8">Bloc</text:p>
            <text:p text:style-name="P8">Avaluació</text:p>
            <text:p text:style-name="P8">1.</text:p>
          </table:table-cell>
          <table:table-cell table:style-name="Tabla2.B2" office:value-type="string">
            <text:p text:style-name="P23">U<text:span text:style-name="T26">T</text:span>. 1 <text:span text:style-name="T34">PRINCIPIS DE REFRIGERACIÓ</text:span></text:p>
          </table:table-cell>
          <table:table-cell table:style-name="Tabla2.C2" table:number-rows-spanned="8" office:value-type="string">
            <text:p text:style-name="P8">1ª</text:p>
            <text:p text:style-name="P8"/>
          </table:table-cell>
          <table:table-cell table:style-name="Tabla2.D1" office:value-type="string">
            <text:p text:style-name="P9">09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6">T</text:span>. 2 <text:span text:style-name="T17">COMPONENTES PRINCIPALES DE LAS INSTALACIONES DE REFRIGERACIÓN</text:span></text:p>
          </table:table-cell>
          <table:covered-table-cell/>
          <table:table-cell table:style-name="Tabla2.D1" office:value-type="string">
            <text:p text:style-name="P9">10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6">T</text:span>. 3 <text:span text:style-name="T18">ELEMENTS AUXILIARS DELS SISTEM</text:span><text:span text:style-name="T19">E</text:span><text:span text:style-name="T18">S</text:span><text:span text:style-name="T27"> </text:span></text:p>
          </table:table-cell>
          <table:covered-table-cell/>
          <table:table-cell table:style-name="Tabla2.D1" office:value-type="string">
            <text:p text:style-name="P9">1<text:span text:style-name="T41">0</text:span>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6">T</text:span>. 4 <text:span text:style-name="T18">FLUIDS REFRIGERANTS</text:span></text:p>
          </table:table-cell>
          <table:covered-table-cell/>
          <table:table-cell table:style-name="Tabla2.D1" office:value-type="string">
            <text:p text:style-name="P9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0"><text:span text:style-name="T41">UT. 5 </text:span>OLIS LUBRICANTS P<text:span text:style-name="T39">E</text:span>R A <text:span text:style-name="T40">COMPRESSORS FRIGORÍFICS</text:span></text:p>
          </table:table-cell>
          <table:covered-table-cell/>
          <table:table-cell table:style-name="Tabla2.D1" office:value-type="string">
            <text:p text:style-name="P10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4">UT. 6 <text:span text:style-name="T18">ORGANI</text:span><text:span text:style-name="T20">T</text:span><text:span text:style-name="T18">ZACIÓ </text:span><text:span text:style-name="T20">I</text:span><text:span text:style-name="T18"> E</text:span><text:span text:style-name="T20">XECUCIÓ</text:span><text:span text:style-name="T18"> DEL M</text:span><text:span text:style-name="T20">UNTATGE</text:span><text:span text:style-name="T18"> DE M</text:span><text:span text:style-name="T20">À</text:span><text:span text:style-name="T18">QUIN</text:span><text:span text:style-name="T20">ES</text:span><text:span text:style-name="T18"> </text:span><text:span text:style-name="T20">I</text:span><text:span text:style-name="T18"> EQUIPS DE REFRIGERACI</text:span><text:span text:style-name="T20">Ó</text:span></text:p>
          </table:table-cell>
          <table:covered-table-cell/>
          <table:table-cell table:style-name="Tabla2.D1" office:value-type="string">
            <text:p text:style-name="P13">11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4">UT. 7 <text:span text:style-name="T16">CANONADES</text:span></text:p>
          </table:table-cell>
          <table:covered-table-cell/>
          <table:table-cell table:style-name="Tabla2.D1" office:value-type="string">
            <text:p text:style-name="P13">1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table-cell table:style-name="Tabla2.A2" table:number-rows-spanned="9" office:value-type="string">
            <text:p text:style-name="P8">Bloc</text:p>
            <text:p text:style-name="P8">Avaluació</text:p>
            <text:p text:style-name="P8">2.</text:p>
          </table:table-cell>
          <table:table-cell table:style-name="Tabla2.B2" office:value-type="string">
            <text:p text:style-name="P25">UT. <text:span text:style-name="T41">8 </text:span><text:span text:style-name="T21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8">2ª</text:p>
          </table:table-cell>
          <table:table-cell table:style-name="Tabla2.D1" office:value-type="string">
            <text:p text:style-name="P9">01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6">T</text:span>. <text:span text:style-name="T41">9</text:span> <text:span text:style-name="T35">P</text:span><text:span text:style-name="T36">OSADA</text:span><text:span text:style-name="T35"> EN </text:span><text:span text:style-name="T36">MARXA</text:span><text:span text:style-name="T35"> D’INSTALACIONS</text:span></text:p>
          </table:table-cell>
          <table:covered-table-cell/>
          <table:table-cell table:style-name="Tabla2.D1" office:value-type="string">
            <text:p text:style-name="P9">01/ 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6">T</text:span>. <text:span text:style-name="T41">10</text:span> <text:span text:style-name="T35">INSTALACIONS DE CLIMATIZACIÓ-VENTILACIÓ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7">T</text:span>. <text:span text:style-name="T41">11</text:span> <text:span text:style-name="T35">T</text:span><text:span text:style-name="T37">Ê</text:span><text:span text:style-name="T35">CNI</text:span><text:span text:style-name="T37">QUES</text:span><text:span text:style-name="T35"> DE MANTENIMIENT EN INSTALACIONS FRIG</text:span><text:span text:style-name="T37">ORÍFIQUES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<text:span text:style-name="T27">T</text:span>. <text:span text:style-name="T41">12 </text:span><text:span text:style-name="T38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9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4">UT. 13 <text:span text:style-name="T35">T</text:span><text:span text:style-name="T36">È</text:span><text:span text:style-name="T35">CNI</text:span><text:span text:style-name="T36">QUES</text:span><text:span text:style-name="T35"> DE </text:span><text:span text:style-name="T36">NETEJA</text:span><text:span text:style-name="T35">, C</text:span><text:span text:style-name="T36">À</text:span><text:span text:style-name="T35">R</text:span><text:span text:style-name="T36">RE</text:span><text:span text:style-name="T35">GA </text:span><text:span text:style-name="T36">I</text:span><text:span text:style-name="T35"> RECUPERACIÓ DE </text:span><text:span text:style-name="T36">REFRIGERANTS</text:span><text:span text:style-name="T35"> </text:span><text:span text:style-name="T36">I</text:span><text:span text:style-name="T35"> LUBRICANT</text:span><text:span text:style-name="T36">S</text:span><text:span text:style-name="T35"> </text:span></text:p>
          </table:table-cell>
          <table:covered-table-cell/>
          <table:table-cell table:style-name="Tabla2.D1" office:value-type="string">
            <text:p text:style-name="P8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</table:table>
      <text:p text:style-name="P14"/>
      <text:list xml:id="list110548851125539" text:continue-numbering="true" text:style-name="WWNum1">
        <text:list-header>
          <text:p text:style-name="P40"/>
        </text:list-header>
        <text:list-item>
          <text:p text:style-name="P42">Instruments d’avaluació: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5">BLOC</text:p>
          </table:table-cell>
          <table:table-cell table:style-name="Tabla3.A1" office:value-type="string">
            <text:p text:style-name="P15">PROVES ESCRITES</text:p>
          </table:table-cell>
          <table:table-cell table:style-name="Tabla3.C1" office:value-type="string">
            <text:p text:style-name="P15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8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1">1. Soldadura de tub de coure, tova i forta</text:p>
            <text:p text:style-name="P5"><text:span text:style-name="T28">2</text:span>. Seguiment d’una instal·lació frigorífica real: observació dels fenòmens termodinàmics i constitució del equip</text:p>
            <text:p text:style-name="P5"><text:span text:style-name="T28">3</text:span>. Identificació dels elements que composen una instal·lació frigorífica real</text:p>
            <text:p text:style-name="P5"><text:span text:style-name="T28">4</text:span>. Desmuntatge de compressors </text:p>
            <text:p text:style-name="P5"><text:span text:style-name="T28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8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8">6</text:span>. Manteniment de les instal·lacions de climatització</text:p>
            <text:p text:style-name="P5"><text:span text:style-name="T28">7</text:span>. Detecció de fu<text:span text:style-name="T31">ites</text:span></text:p>
            <text:p text:style-name="P5"><text:span text:style-name="T28">8</text:span>. C<text:span text:style-name="T32">àrrega</text:span> de fluid</text:p>
            <text:p text:style-name="P5"><text:span text:style-name="T28">9</text:span>. Canonades <text:span text:style-name="T32">(abocardat, corbat, prova estanquitat)</text:span></text:p>
            <text:p text:style-name="P5"><text:span text:style-name="T28">10</text:span>. Seguiment de la instal·lació elèctrica d’un equip frigorífic <text:span text:style-name="T32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4"/>
      <text:list xml:id="list110550466807413" text:continue-numbering="true" text:style-name="WWNum1">
        <text:list-item>
          <text:p text:style-name="P40">Criteris de qualificació:</text:p>
        </text:list-item>
      </text:list>
      <text:p text:style-name="P6"/>
      <text:p text:style-name="P33">El mòdul es divideix en dues avaluacions. Al llarg de cada avaluació es farà un examen control a mitjans trimestre i un examen d’avaluació. </text:p>
      <text:p text:style-name="P35">Els exàmens amb nota inferior a 5 es consideren suspesos.</text:p>
      <text:p text:style-name="P38">Els exàmens o elements d'avaluació tant pràctics com teòrics s’aproven com mínim amb un 5.</text:p>
      <text:p text:style-name="P33">Els alumnes que hagin tret un 5, <text:span text:style-name="T45">o nota superior, </text:span>en <text:span text:style-name="T29">l’</text:span>ex<text:span text:style-name="T29">a</text:span>men de cont<text:span text:style-name="T29">rol</text:span> fan la mitja ponderada corresponent amb l'examen d'avaluació.</text:p>
      <text:p text:style-name="P34">Si es suspèn l'examen de control, es podrà recuperar durant l'examen d'avaluació.</text:p>
      <text:p text:style-name="P37">L’examen de control comptar<text:span text:style-name="T30">à</text:span> un 40% el d’avaluació un 60% per la nota de coneixements teórics de l’avaluació.</text:p>
      <text:p text:style-name="P31"><text:span text:style-name="T10">Pel càlcul de les notes finals de les avaluacions, l</text:span><text:span text:style-name="T9">a part teòrica </text:span><text:span text:style-name="T10">comptarà</text:span><text:span text:style-name="T9"> un </text:span><text:span text:style-name="T11">6</text:span><text:span text:style-name="T9">0%, el treball autònom un 20%, les pràctiques un </text:span><text:span text:style-name="T11">1</text:span><text:span text:style-name="T9">0% i l’actitud un 10%.</text:span></text:p>
      <text:p text:style-name="P18"/>
      <text:p text:style-name="P43">Només si s'aproven les 4 àrees d'avaluació (teoria, pràctica, treball autònom i actitud) es farà la mitja <text:span text:style-name="T46">ponderada de la nota de cad área</text:span> . <text:span text:style-name="T46">En cas de suspendre alguna de les àrees, la nota d'evaluació serà la nota més baixa de totes les àrees. </text:span></text:p>
      <text:p text:style-name="P17">S’ha de tenir aprovada la primera avaluació (en primera convocatòria o en la recuperació) per poder aprovar la segona <text:span text:style-name="T45">avaluació</text:span>.</text:p>
      <text:p text:style-name="P17"/>
      <text:p text:style-name="P17">La nota de pràctiques serà la nota mitjana de totes les sessions i treballs fets durant el temps de pràctica al taller.</text:p>
      <text:p text:style-name="P17"/>
      <text:p text:style-name="P28">La nota del treball autònom serà la mitjana de totes les <text:span text:style-name="T33">tasques exigides durant el trimestre</text:span>.</text:p>
      <text:p text:style-name="P17"/>
      <text:p text:style-name="P19">La nota màxima de qualsevol examen de recuperació serà un 5.</text:p>
      <text:p text:style-name="P39"/>
      <text:list xml:id="list110549176945225" text:continue-numbering="true" text:style-name="WWNum1">
        <text:list-item>
          <text:p text:style-name="P40">Recuperacions:</text:p>
          <text:p text:style-name="P40"/>
        </text:list-item>
      </text:list>
      <text:p text:style-name="P27">Es farà una prova de recuperació de la primera avaluació.</text:p>
      <text:p text:style-name="P27"/>
      <text:p text:style-name="P27">No <text:span text:style-name="T42">e</text:span>s farà prova de recuperació de la segona avaluació.</text:p>
      <text:p text:style-name="P26"/>
      <text:list xml:id="list110550486839083" text:continue-numbering="true" text:style-name="WWNum1">
        <text:list-header>
          <text:p text:style-name="P41"/>
        </text:list-header>
        <text:list-item>
          <text:p text:style-name="P40">Material didàctic i/o de treball necessari:</text:p>
        </text:list-item>
      </text:list>
      <text:p text:style-name="P6"/>
      <text:p text:style-name="P33">El mòdul es desenvoluparà a l’aula <text:span text:style-name="T45">1</text:span> i al taller de fred. </text:p>
      <text:p text:style-name="P33">El curs es seguirà amb <text:span text:style-name="T30">la documentació disponible al lloc </text:span><text:a xlink:type="simple" xlink:href="https://paulinoposada.github.io/web_fred/web_fred_2425/index_fred_2425.html" text:style-name="Internet_20_link"><text:span text:style-name="T30">web del mòdul</text:span></text:a><text:span text:style-name="T30">.</text:span></text:p>
      <text:p text:style-name="P36">https://paulinoposada.github.io/web_fred/web_fred_2425/index_fred_2425.html</text:p>
      <text:p text:style-name="P33">Els alumnes hauran de tenir a classe, a més del material bàsic escolar, una calculadora científica, regla de 30 cm, llapis i goma d’esborrar.</text:p>
      <text:p text:style-name="P33">Per al seguiment de les classes teòriques es projectarà a la pissarra el material necessari.</text:p>
      <text:p text:style-name="P33"/>
      <text:list xml:id="list110549116231056" text:continue-numbering="true" text:style-name="WWNum1">
        <text:list-item>
          <text:p text:style-name="P40">Activitats complementàries i extraescolars programades: <text:s/></text:p>
        </text:list-item>
      </text:list>
      <text:p text:style-name="P6"/>
      <text:p text:style-name="P12">No hi ha activitats complementàries programades.</text:p>
      <text:p text:style-name="P12"/>
      <text:p text:style-name="P6"/>
      <text:list xml:id="list110549403974172" text:continue-numbering="true" text:style-name="WWNum1">
        <text:list-item>
          <text:p text:style-name="P40">Selecció de bibliografia i pàgines web interessants:</text:p>
        </text:list-item>
      </text:list>
      <text:p text:style-name="P6"/>
      <text:p text:style-name="P7"><text:span text:style-name="T30">Al</text:span> <text:span text:style-name="T43">lloc </text:span><text:a xlink:type="simple" xlink:href="https://paulinoposada.github.io/web_fred/web_fred_2425/index_fred_2425.html" text:style-name="Internet_20_link"><text:span text:style-name="T43">web del mòdul</text:span></text:a> hi haurà arxius amb continguts, que els alumnes p<text:span text:style-name="T30">oden</text:span> anar consultant durant el curs.</text:p>
      <text:p text:style-name="P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OpenSymbol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3z0" style:family="text">
      <style:text-properties fo:color="#00000a"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d3400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7</meta:editing-cycles>
    <meta:print-date>2019-09-23T10:24:00</meta:print-date>
    <meta:creation-date>2021-09-29T09:02:00</meta:creation-date>
    <dc:date>2024-12-08T11:05:48.516820540</dc:date>
    <meta:editing-duration>PT4H40M9S</meta:editing-duration>
    <meta:generator>LibreOffice/4.2.8.2$Linux_x86 LibreOffice_project/420m0$Build-2</meta:generator>
    <meta:document-statistic meta:table-count="4" meta:image-count="1" meta:object-count="0" meta:page-count="3" meta:paragraph-count="96" meta:word-count="683" meta:character-count="4300" meta:non-whitespace-character-count="3702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